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Times New Roman1" svg:font-family="'Times New Roman'"/>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6.6125in" fo:margin-left="0.3125in" fo:margin-right="0in" table:align="margins"/>
    </style:style>
    <style:style style:name="Table1.A" style:family="table-column">
      <style:table-column-properties style:column-width="1.375in" style:rel-column-width="13626*"/>
    </style:style>
    <style:style style:name="Table1.B" style:family="table-column">
      <style:table-column-properties style:column-width="1.0472in" style:rel-column-width="10381*"/>
    </style:style>
    <style:style style:name="Table1.F" style:family="table-column">
      <style:table-column-properties style:column-width="1.0479in" style:rel-column-width="10385*"/>
    </style:style>
    <style:style style:name="Table1.1" style:family="table-row">
      <style:table-row-properties style:min-row-height="0.1875in"/>
    </style:style>
    <style:style style:name="Table1.A1" style:family="table-cell">
      <style:table-cell-properties fo:padding="0in" fo:border="0.7pt solid #000000"/>
    </style:style>
    <style:style style:name="Table1.15" style:family="table-row">
      <style:table-row-properties style:min-row-height="0.2292in"/>
    </style:style>
    <style:style style:name="Table2" style:family="table">
      <style:table-properties style:width="6.6125in" fo:margin-left="0.3125in" fo:margin-right="0in" table:align="margins"/>
    </style:style>
    <style:style style:name="Table2.A" style:family="table-column">
      <style:table-column-properties style:column-width="1.375in" style:rel-column-width="13626*"/>
    </style:style>
    <style:style style:name="Table2.B" style:family="table-column">
      <style:table-column-properties style:column-width="1.0472in" style:rel-column-width="10381*"/>
    </style:style>
    <style:style style:name="Table2.F" style:family="table-column">
      <style:table-column-properties style:column-width="1.0479in" style:rel-column-width="10385*"/>
    </style:style>
    <style:style style:name="Table2.1" style:family="table-row">
      <style:table-row-properties style:min-row-height="0.1875in"/>
    </style:style>
    <style:style style:name="Table2.A1" style:family="table-cell">
      <style:table-cell-properties fo:padding="0in" fo:border="0.7pt solid #000000"/>
    </style:style>
    <style:style style:name="Table2.4" style:family="table-row">
      <style:table-row-properties style:min-row-height="0.25in"/>
    </style:style>
    <style:style style:name="P1" style:family="paragraph" style:parent-style-name="Normal">
      <style:paragraph-properties fo:text-align="end" style:justify-single-word="false"/>
    </style:style>
    <style:style style:name="P2" style:family="paragraph" style:parent-style-name="Normal">
      <style:text-properties style:font-name="Times New Roman1"/>
    </style:style>
    <style:style style:name="P3" style:family="paragraph" style:parent-style-name="Normal">
      <style:paragraph-properties fo:text-align="center" style:justify-single-word="false"/>
      <style:text-properties style:font-name="Times New Roman1" fo:font-size="16pt"/>
    </style:style>
    <style:style style:name="P4" style:family="paragraph" style:parent-style-name="Normal">
      <style:paragraph-properties fo:text-align="center" style:justify-single-word="false"/>
      <style:text-properties style:font-name="Times New Roman1" fo:font-size="14pt" fo:language="en" fo:country="US" fo:font-weight="normal" style:font-size-asian="14pt" style:font-size-complex="14pt"/>
    </style:style>
    <style:style style:name="P5" style:family="paragraph" style:parent-style-name="Normal">
      <style:paragraph-properties fo:text-align="center" style:justify-single-word="false"/>
    </style:style>
    <style:style style:name="P6" style:family="paragraph" style:parent-style-name="Standard">
      <style:paragraph-properties fo:text-align="center" style:justify-single-word="false"/>
      <style:text-properties style:font-name="Times New Roman1"/>
    </style:style>
    <style:style style:name="P7" style:family="paragraph" style:parent-style-name="Standard">
      <style:paragraph-properties fo:text-align="center" style:justify-single-word="false"/>
    </style:style>
    <style:style style:name="P8" style:family="paragraph" style:parent-style-name="Standard" style:list-style-name="L1"/>
    <style:style style:name="P9" style:family="paragraph" style:parent-style-name="Normal">
      <style:paragraph-properties fo:text-align="end" style:justify-single-word="false"/>
      <style:text-properties style:font-name="Times New Roman1"/>
    </style:style>
    <style:style style:name="P10" style:family="paragraph" style:parent-style-name="Normal" style:list-style-name="L1">
      <style:text-properties style:font-name="Times New Roman1"/>
    </style:style>
    <style:style style:name="P11" style:family="paragraph" style:parent-style-name="Normal" style:list-style-name="L1"/>
    <style:style style:name="T1" style:family="text">
      <style:text-properties style:font-name="Times New Roman1"/>
    </style:style>
    <style:style style:name="T2" style:family="text">
      <style:text-properties style:font-name="Times New Roman1" fo:font-size="14pt"/>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4">Programming Assignment 2</text:p>
        <text:p text:style-name="P3">CME 213</text:p>
        <text:p text:style-name="P1"><text:span text:style-name="T2">Dong-Bang Tsai</text:span><text:span text:style-name="T1"> </text:span></text:p>
        <text:p text:style-name="P9"/>
        <text:p text:style-name="P1"/>
        <text:list xml:id="list666623804" text:style-name="L1">
          <text:list-item>
            <text:p text:style-name="P10">Plot bandwidth vs. size of the grid, and flops vs. size of the grid for each of order. Do this for shared memory on one plot and global memory on a separate plot.</text:p>
          </text:list-item>
        </text:list>
        <text:p text:style-name="Normal"><draw:frame draw:style-name="fr1"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Normal"/>
        <text:p text:style-name="Normal"><draw:frame draw:style-name="fr1" draw:name="Object2" text:anchor-type="paragraph" svg:width="6.2992in" svg:height="3.5429in" draw:z-index="1"><draw:object xlink:href="./Object 2" xlink:type="simple" xlink:show="embed" xlink:actuate="onLoad"/><draw:image xlink:href="./ObjectReplacements/Object 2" xlink:type="simple" xlink:show="embed" xlink:actuate="onLoad"/></draw:frame></text:p>
        <text:p text:style-name="Normal"/>
        <text:p text:style-name="Normal"><text:soft-page-break/></text:p>
        <text:list xml:id="list1803930960" text:continue-numbering="true" text:style-name="L1">
          <text:list-item>
            <text:p text:style-name="P8">How does the shared memory performance compared with the cache only performance? Explain why one outperforms the other. Do larger orders favor the cache or shared memory implementation? Try to explain all your findings.<text:line-break/><text:line-break/>When the grid size is small, the shared memory version dramatically outperforms cache only version. As we can see in the figure, the performance differences in share memory version are not obvious between different grid size, but in cache only version, the performance will be increased when the grid size is increased. However, when the grid size is increased, the performance difference is not huge between two version. The reason may be that when the grid size is larger, the parallel computing in cache only version in different blocks can hide the memory latency; therefore, the speedup is not significant. However, in the smaller grid size, the share memory version can provide quick access to the data when the computation requires the data which is reused, so the speedup is significant.<text:line-break/><text:line-break/>In the result I obtained, the larger order method favors the shared memory implementation; especially when the grid size is small, the performance difference between two implementations is large. The reason is when higher order method is used, in single computation, more neighborhood data is required, which means that the same data is used more than once from different threads in the same block when we use share memory. Since reads are faster when we read from shared memory, higher order implementation can take advantage of that. <text:s/>However, when the order is lower, the data reused probability is lower between different threads in a block, and we still need time to read them from global memory but we only used it a few time. Therefore, sometimes, it'll slow down the computation speed.<text:line-break/></text:p>
          </text:list-item>
          <text:list-item>
            <text:p text:style-name="P10"><draw:frame draw:style-name="fr2" draw:name="Object3" text:anchor-type="paragraph" svg:x="0.3134in" svg:y="0.7665in" svg:width="6.2992in" svg:height="3.5429in" draw:z-index="2"><draw:object xlink:href="./Object 3" xlink:type="simple" xlink:show="embed" xlink:actuate="onLoad"/><draw:image xlink:href="./ObjectReplacements/Object 3" xlink:type="simple" xlink:show="embed" xlink:actuate="onLoad"/></draw:frame>Create a plot of the ratio of double to float for bandwidth and flops against the size of the input. Do this only for order 4.<text:line-break/><text:line-break/><text:line-break/></text:p>
          </text:list-item>
          <text:list-item>
            <text:p text:style-name="P10"><text:soft-page-break/>How do the flops and bandwidth compare between float and double?<text:line-break/><text:line-break/>The computational speed (flops) is decreased since it takes longer for one instruction to finish arithmetic operation. <text:s/>However, the memory bandwidth is actually increased since accessing pattern of double is coalesced, and the GPU loads more data in one clock cycle.</text:p>
            <text:p text:style-name="P11"/>
          </text:list-item>
        </text:list>
        <text:p text:style-name="Normal"/>
        <text:p text:style-name="P2">Raw Data:</text:p>
        <text:p text:style-name="P2"/>
        <text:p text:style-name="P5">Data of Float Precision</text:p>
        <table:table table:name="Table1" table:style-name="Table1">
          <table:table-column table:style-name="Table1.A"/>
          <table:table-column table:style-name="Table1.B" table:number-columns-repeated="4"/>
          <table:table-column table:style-name="Table1.F"/>
          <table:table-row table:style-name="Table1.1">
            <table:table-cell table:style-name="Table1.A1" office:value-type="string">
              <text:p text:style-name="P6">Global Memory</text:p>
            </table:table-cell>
            <table:table-cell table:style-name="Table1.A1" office:value-type="string">
              <text:p text:style-name="P6">1000x1000</text:p>
            </table:table-cell>
            <table:table-cell table:style-name="Table1.A1" office:value-type="string">
              <text:p text:style-name="P6">1000x2000</text:p>
            </table:table-cell>
            <table:table-cell table:style-name="Table1.A1" office:value-type="string">
              <text:p text:style-name="P6">2000x2000</text:p>
            </table:table-cell>
            <table:table-cell table:style-name="Table1.A1" office:value-type="string">
              <text:p text:style-name="P6">2000x4000</text:p>
            </table:table-cell>
            <table:table-cell table:style-name="Table1.A1" office:value-type="string">
              <text:p text:style-name="P6">4000x4000</text:p>
            </table:table-cell>
          </table:table-row>
          <table:table-row table:style-name="Table1.1">
            <table:table-cell table:style-name="Table1.A1" office:value-type="string">
              <text:p text:style-name="P6">2nd Gbytes/s</text:p>
            </table:table-cell>
            <table:table-cell table:style-name="Table1.A1" office:value-type="string">
              <text:p text:style-name="P6">8.60215</text:p>
            </table:table-cell>
            <table:table-cell table:style-name="Table1.A1" office:value-type="string">
              <text:p text:style-name="P6">9.39335</text:p>
            </table:table-cell>
            <table:table-cell table:style-name="Table1.A1" office:value-type="string">
              <text:p text:style-name="P6">10.6667</text:p>
            </table:table-cell>
            <table:table-cell table:style-name="Table1.A1" office:value-type="string">
              <text:p text:style-name="P6">10.9464</text:p>
            </table:table-cell>
            <table:table-cell table:style-name="Table1.A1" office:value-type="string">
              <text:p text:style-name="P6">11.2908</text:p>
            </table:table-cell>
          </table:table-row>
          <table:table-row table:style-name="Table1.1">
            <table:table-cell table:style-name="Table1.A1" office:value-type="string">
              <text:p text:style-name="P6">2nd Gflops/s</text:p>
            </table:table-cell>
            <table:table-cell table:style-name="Table1.A1" office:value-type="string">
              <text:p text:style-name="P6">5.73477</text:p>
            </table:table-cell>
            <table:table-cell table:style-name="Table1.A1" office:value-type="string">
              <text:p text:style-name="P6">6.26223</text:p>
            </table:table-cell>
            <table:table-cell table:style-name="Table1.A1" office:value-type="string">
              <text:p text:style-name="P6">7.11111</text:p>
            </table:table-cell>
            <table:table-cell table:style-name="Table1.A1" office:value-type="string">
              <text:p text:style-name="P6">7.29761</text:p>
            </table:table-cell>
            <table:table-cell table:style-name="Table1.A1" office:value-type="string">
              <text:p text:style-name="P6">7.52720</text:p>
            </table:table-cell>
          </table:table-row>
          <table:table-row table:style-name="Table1.1">
            <table:table-cell table:style-name="Table1.A1" office:value-type="string">
              <text:p text:style-name="P6">4nd Gbytes/s</text:p>
            </table:table-cell>
            <table:table-cell table:style-name="Table1.A1" office:value-type="string">
              <text:p text:style-name="P6">9.77995</text:p>
            </table:table-cell>
            <table:table-cell table:style-name="Table1.A1" office:value-type="string">
              <text:p text:style-name="P6">10.3493</text:p>
            </table:table-cell>
            <table:table-cell table:style-name="Table1.A1" office:value-type="string">
              <text:p text:style-name="P6">13.4116</text:p>
            </table:table-cell>
            <table:table-cell table:style-name="Table1.A1" office:value-type="string">
              <text:p text:style-name="P6">13.6519</text:p>
            </table:table-cell>
            <table:table-cell table:style-name="Table1.A1" office:value-type="string">
              <text:p text:style-name="P6">13.7428</text:p>
            </table:table-cell>
          </table:table-row>
          <table:table-row table:style-name="Table1.1">
            <table:table-cell table:style-name="Table1.A1" office:value-type="string">
              <text:p text:style-name="P6">4nd Gflops/s</text:p>
            </table:table-cell>
            <table:table-cell table:style-name="Table1.A1" office:value-type="string">
              <text:p text:style-name="P6">5.86797</text:p>
            </table:table-cell>
            <table:table-cell table:style-name="Table1.A1" office:value-type="string">
              <text:p text:style-name="P6">6.20957</text:p>
            </table:table-cell>
            <table:table-cell table:style-name="Table1.A1" office:value-type="string">
              <text:p text:style-name="P6">8.04694</text:p>
            </table:table-cell>
            <table:table-cell table:style-name="Table1.A1" office:value-type="string">
              <text:p text:style-name="P6">8.19113</text:p>
            </table:table-cell>
            <table:table-cell table:style-name="Table1.A1" office:value-type="string">
              <text:p text:style-name="P6">8.24565</text:p>
            </table:table-cell>
          </table:table-row>
          <table:table-row table:style-name="Table1.1">
            <table:table-cell table:style-name="Table1.A1" office:value-type="string">
              <text:p text:style-name="P6">8nd Gbytes/s</text:p>
            </table:table-cell>
            <table:table-cell table:style-name="Table1.A1" office:value-type="string">
              <text:p text:style-name="P6">9.79592</text:p>
            </table:table-cell>
            <table:table-cell table:style-name="Table1.A1" office:value-type="string">
              <text:p text:style-name="P6">10.0629</text:p>
            </table:table-cell>
            <table:table-cell table:style-name="Table1.A1" office:value-type="string">
              <text:p text:style-name="P6">16.9014</text:p>
            </table:table-cell>
            <table:table-cell table:style-name="Table1.A1" office:value-type="string">
              <text:p text:style-name="P6">17.1531</text:p>
            </table:table-cell>
            <table:table-cell table:style-name="Table1.A1" office:value-type="string">
              <text:p text:style-name="P6">20.0662</text:p>
            </table:table-cell>
          </table:table-row>
          <table:table-row table:style-name="Table1.1">
            <table:table-cell table:style-name="Table1.A1" office:value-type="string">
              <text:p text:style-name="P6">8nd Gflops/s</text:p>
            </table:table-cell>
            <table:table-cell table:style-name="Table1.A1" office:value-type="string">
              <text:p text:style-name="P6">5.44218</text:p>
            </table:table-cell>
            <table:table-cell table:style-name="Table1.A1" office:value-type="string">
              <text:p text:style-name="P6">5.59050</text:p>
            </table:table-cell>
            <table:table-cell table:style-name="Table1.A1" office:value-type="string">
              <text:p text:style-name="P6">9.38967</text:p>
            </table:table-cell>
            <table:table-cell table:style-name="Table1.A1" office:value-type="string">
              <text:p text:style-name="P6">9.52948</text:p>
            </table:table-cell>
            <table:table-cell table:style-name="Table1.A1" office:value-type="string">
              <text:p text:style-name="P6">11.1479</text:p>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6">Global Memory</text:p>
            </table:table-cell>
            <table:table-cell table:style-name="Table1.A1" office:value-type="string">
              <text:p text:style-name="P6">1000x1000</text:p>
            </table:table-cell>
            <table:table-cell table:style-name="Table1.A1" office:value-type="string">
              <text:p text:style-name="P6">1000x2000</text:p>
            </table:table-cell>
            <table:table-cell table:style-name="Table1.A1" office:value-type="string">
              <text:p text:style-name="P6">2000x2000</text:p>
            </table:table-cell>
            <table:table-cell table:style-name="Table1.A1" office:value-type="string">
              <text:p text:style-name="P6">2000x4000</text:p>
            </table:table-cell>
            <table:table-cell table:style-name="Table1.A1" office:value-type="string">
              <text:p text:style-name="P6">4000x4000</text:p>
            </table:table-cell>
          </table:table-row>
          <table:table-row table:style-name="Table1.1">
            <table:table-cell table:style-name="Table1.A1" office:value-type="string">
              <text:p text:style-name="P6">2nd Gbytes/s</text:p>
            </table:table-cell>
            <table:table-cell table:style-name="Table1.A1" office:value-type="string">
              <text:p text:style-name="P6">8.63309</text:p>
            </table:table-cell>
            <table:table-cell table:style-name="Table1.A1" office:value-type="string">
              <text:p text:style-name="P6">10</text:p>
            </table:table-cell>
            <table:table-cell table:style-name="Table1.A1" office:value-type="string">
              <text:p text:style-name="P6">10.4918</text:p>
            </table:table-cell>
            <table:table-cell table:style-name="Table1.A1" office:value-type="string">
              <text:p text:style-name="P6">10.8967</text:p>
            </table:table-cell>
            <table:table-cell table:style-name="Table1.A1" office:value-type="string">
              <text:p text:style-name="P6">11.0123</text:p>
            </table:table-cell>
          </table:table-row>
          <table:table-row table:style-name="Table1.1">
            <table:table-cell table:style-name="Table1.A1" office:value-type="string">
              <text:p text:style-name="P6">2nd Gflops/s</text:p>
            </table:table-cell>
            <table:table-cell table:style-name="Table1.A1" office:value-type="string">
              <text:p text:style-name="P6">5.75540</text:p>
            </table:table-cell>
            <table:table-cell table:style-name="Table1.A1" office:value-type="string">
              <text:p text:style-name="P6">6.66667</text:p>
            </table:table-cell>
            <table:table-cell table:style-name="Table1.A1" office:value-type="string">
              <text:p text:style-name="P6">6.99454</text:p>
            </table:table-cell>
            <table:table-cell table:style-name="Table1.A1" office:value-type="string">
              <text:p text:style-name="P6">7.26447</text:p>
            </table:table-cell>
            <table:table-cell table:style-name="Table1.A1" office:value-type="string">
              <text:p text:style-name="P6">7.34155</text:p>
            </table:table-cell>
          </table:table-row>
          <table:table-row table:style-name="Table1.1">
            <table:table-cell table:style-name="Table1.A1" office:value-type="string">
              <text:p text:style-name="P6">4nd Gbytes/s</text:p>
            </table:table-cell>
            <table:table-cell table:style-name="Table1.A1" office:value-type="string">
              <text:p text:style-name="P6">12.3839</text:p>
            </table:table-cell>
            <table:table-cell table:style-name="Table1.A1" office:value-type="string">
              <text:p text:style-name="P6">14.1343</text:p>
            </table:table-cell>
            <table:table-cell table:style-name="Table1.A1" office:value-type="string">
              <text:p text:style-name="P6">15.3698</text:p>
            </table:table-cell>
            <table:table-cell table:style-name="Table1.A1" office:value-type="string">
              <text:p text:style-name="P6">15.4964</text:p>
            </table:table-cell>
            <table:table-cell table:style-name="Table1.A1" office:value-type="string">
              <text:p text:style-name="P6">16.1698</text:p>
            </table:table-cell>
          </table:table-row>
          <table:table-row table:style-name="Table1.1">
            <table:table-cell table:style-name="Table1.A1" office:value-type="string">
              <text:p text:style-name="P6">4nd Gflops/s</text:p>
            </table:table-cell>
            <table:table-cell table:style-name="Table1.A1" office:value-type="string">
              <text:p text:style-name="P6">7.43034</text:p>
            </table:table-cell>
            <table:table-cell table:style-name="Table1.A1" office:value-type="string">
              <text:p text:style-name="P6">8.48057</text:p>
            </table:table-cell>
            <table:table-cell table:style-name="Table1.A1" office:value-type="string">
              <text:p text:style-name="P6">9.22190</text:p>
            </table:table-cell>
            <table:table-cell table:style-name="Table1.A1" office:value-type="string">
              <text:p text:style-name="P6">9.29782</text:p>
            </table:table-cell>
            <table:table-cell table:style-name="Table1.A1" office:value-type="string">
              <text:p text:style-name="P6">9.70187</text:p>
            </table:table-cell>
          </table:table-row>
          <table:table-row table:style-name="Table1.1">
            <table:table-cell table:style-name="Table1.A1" office:value-type="string">
              <text:p text:style-name="P6">8nd Gbytes/s</text:p>
            </table:table-cell>
            <table:table-cell table:style-name="Table1.A1" office:value-type="string">
              <text:p text:style-name="P6">20.0557</text:p>
            </table:table-cell>
            <table:table-cell table:style-name="Table1.A1" office:value-type="string">
              <text:p text:style-name="P6">21.3967</text:p>
            </table:table-cell>
            <table:table-cell table:style-name="Table1.A1" office:value-type="string">
              <text:p text:style-name="P6">23.2821</text:p>
            </table:table-cell>
            <table:table-cell table:style-name="Table1.A1" office:value-type="string">
              <text:p text:style-name="P6">23.9103</text:p>
            </table:table-cell>
            <table:table-cell table:style-name="Table1.A1" office:value-type="string">
              <text:p text:style-name="P6">23.9651</text:p>
            </table:table-cell>
          </table:table-row>
          <table:table-row table:style-name="Table1.15">
            <table:table-cell table:style-name="Table1.A1" office:value-type="string">
              <text:p text:style-name="P6">8nd Gflops/s</text:p>
            </table:table-cell>
            <table:table-cell table:style-name="Table1.A1" office:value-type="string">
              <text:p text:style-name="P6">11.1421</text:p>
            </table:table-cell>
            <table:table-cell table:style-name="Table1.A1" office:value-type="string">
              <text:p text:style-name="P6">11.8871</text:p>
            </table:table-cell>
            <table:table-cell table:style-name="Table1.A1" office:value-type="string">
              <text:p text:style-name="P6">12.9345</text:p>
            </table:table-cell>
            <table:table-cell table:style-name="Table1.A1" office:value-type="string">
              <text:p text:style-name="P6">13.2835</text:p>
            </table:table-cell>
            <table:table-cell table:style-name="Table1.A1" office:value-type="string">
              <text:p text:style-name="P6">13.3139</text:p>
            </table:table-cell>
          </table:table-row>
        </table:table>
        <text:p text:style-name="Normal"/>
        <text:p text:style-name="P5">Data of Double Precision</text:p>
        <table:table table:name="Table2" table:style-name="Table2">
          <table:table-column table:style-name="Table2.A"/>
          <table:table-column table:style-name="Table2.B" table:number-columns-repeated="4"/>
          <table:table-column table:style-name="Table2.F"/>
          <table:table-row table:style-name="Table2.1">
            <table:table-cell table:style-name="Table2.A1" office:value-type="string">
              <text:p text:style-name="P7"/>
            </table:table-cell>
            <table:table-cell table:style-name="Table2.A1" office:value-type="string">
              <text:p text:style-name="P6">1000x1000</text:p>
            </table:table-cell>
            <table:table-cell table:style-name="Table2.A1" office:value-type="string">
              <text:p text:style-name="P6">1000x2000</text:p>
            </table:table-cell>
            <table:table-cell table:style-name="Table2.A1" office:value-type="string">
              <text:p text:style-name="P6">2000x2000</text:p>
            </table:table-cell>
            <table:table-cell table:style-name="Table2.A1" office:value-type="string">
              <text:p text:style-name="P6">2000x4000</text:p>
            </table:table-cell>
            <table:table-cell table:style-name="Table2.A1" office:value-type="string">
              <text:p text:style-name="P6">4000x4000</text:p>
            </table:table-cell>
          </table:table-row>
          <table:table-row table:style-name="Table2.1">
            <table:table-cell table:style-name="Table2.A1" office:value-type="string">
              <text:p text:style-name="P6">G 4nd Gbytes</text:p>
            </table:table-cell>
            <table:table-cell table:style-name="Table2.A1" office:value-type="string">
              <text:p text:style-name="P6">17.5055</text:p>
            </table:table-cell>
            <table:table-cell table:style-name="Table2.A1" office:value-type="string">
              <text:p text:style-name="P6">18.4544</text:p>
            </table:table-cell>
            <table:table-cell table:style-name="Table2.A1" office:value-type="string">
              <text:p text:style-name="P6">21.7539</text:p>
            </table:table-cell>
            <table:table-cell table:style-name="Table2.A1" office:value-type="string">
              <text:p text:style-name="P6">22.1224</text:p>
            </table:table-cell>
            <table:table-cell table:style-name="Table2.A1" office:value-type="string">
              <text:p text:style-name="P6">22.6749</text:p>
            </table:table-cell>
          </table:table-row>
          <table:table-row table:style-name="Table2.1">
            <table:table-cell table:style-name="Table2.A1" office:value-type="string">
              <text:p text:style-name="P6">G 4nd Gflops</text:p>
            </table:table-cell>
            <table:table-cell table:style-name="Table2.A1" office:value-type="string">
              <text:p text:style-name="P6">5.25164</text:p>
            </table:table-cell>
            <table:table-cell table:style-name="Table2.A1" office:value-type="string">
              <text:p text:style-name="P6">5.53633</text:p>
            </table:table-cell>
            <table:table-cell table:style-name="Table2.A1" office:value-type="string">
              <text:p text:style-name="P6">6.52617</text:p>
            </table:table-cell>
            <table:table-cell table:style-name="Table2.A1" office:value-type="string">
              <text:p text:style-name="P6">6.63671</text:p>
            </table:table-cell>
            <table:table-cell table:style-name="Table2.A1" office:value-type="string">
              <text:p text:style-name="P6">6.80248</text:p>
            </table:table-cell>
          </table:table-row>
          <table:table-row table:style-name="Table2.4">
            <table:table-cell table:style-name="Table2.A1" office:value-type="string">
              <text:p text:style-name="P6">S 4nd Gbytes</text:p>
            </table:table-cell>
            <table:table-cell table:style-name="Table2.A1" office:value-type="string">
              <text:p text:style-name="P6">19.2771</text:p>
            </table:table-cell>
            <table:table-cell table:style-name="Table2.A1" office:value-type="string">
              <text:p text:style-name="P6">20.5920</text:p>
            </table:table-cell>
            <table:table-cell table:style-name="Table2.A1" office:value-type="string">
              <text:p text:style-name="P6">21.9780</text:p>
            </table:table-cell>
            <table:table-cell table:style-name="Table2.A1" office:value-type="string">
              <text:p text:style-name="P6">22.4168</text:p>
            </table:table-cell>
            <table:table-cell table:style-name="Table2.A1" office:value-type="string">
              <text:p text:style-name="P6">22.5273</text:p>
            </table:table-cell>
          </table:table-row>
          <table:table-row table:style-name="Table2.4">
            <table:table-cell table:style-name="Table2.A1" office:value-type="string">
              <text:p text:style-name="P6">S 4nd Gflops</text:p>
            </table:table-cell>
            <table:table-cell table:style-name="Table2.A1" office:value-type="string">
              <text:p text:style-name="P6">5.78313</text:p>
            </table:table-cell>
            <table:table-cell table:style-name="Table2.A1" office:value-type="string">
              <text:p text:style-name="P6">6.17761</text:p>
            </table:table-cell>
            <table:table-cell table:style-name="Table2.A1" office:value-type="string">
              <text:p text:style-name="P6">6.59341</text:p>
            </table:table-cell>
            <table:table-cell table:style-name="Table2.A1" office:value-type="string">
              <text:p text:style-name="P6">6.72504</text:p>
            </table:table-cell>
            <table:table-cell table:style-name="Table2.A1" office:value-type="string">
              <text:p text:style-name="P6">6.75818</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Times New Roman1" svg:font-family="'Times New Roman'"/>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text-properties fo:font-size="12pt" fo:font-style="italic"/>
    </style:style>
    <style:style style:name="Normal" style:family="paragraph">
      <style:paragraph-properties style:writing-mode="lr-tb"/>
      <style:text-properties style:font-name="Liberation Serif" fo:font-size="12pt" fo:language="en" fo:country="US"/>
    </style:style>
    <style:style style:name="Heading" style:family="paragraph" style:parent-style-name="Normal" style:next-style-name="Text_20_body" style:class="text">
      <style:paragraph-properties fo:margin-top="0.1665in" fo:margin-bottom="0.0835in" fo:keep-with-next="always"/>
      <style:text-properties style:font-name="Liberation Sans" fo:font-size="14pt"/>
    </style:style>
    <style:style style:name="Text_20_body" style:display-name="Text body" style:family="paragraph" style:parent-style-name="Normal" style:class="text">
      <style:paragraph-properties fo:margin-top="0in" fo:margin-bottom="0.083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Dong-Bang Tsai</meta:initial-creator>
    <dc:creator>Delbert Tsai</dc:creator>
    <meta:creation-date>2012-04-26T01:54:38</meta:creation-date>
    <dc:date>2012-04-25T22:34:58</dc:date>
    <meta:editing-duration>PT1H22M32S</meta:editing-duration>
    <meta:editing-cycles>14</meta:editing-cycles>
    <meta:document-statistic meta:table-count="2" meta:image-count="0" meta:object-count="3" meta:page-count="3" meta:paragraph-count="123" meta:word-count="564" meta:character-count="3454" meta:non-whitespace-character-count="30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408cm" svg:y="0.315cm" chart:style-name="ch2">
          <text:p>Global Memory</text:p>
        </chart:title>
        <chart:legend chart:legend-position="end" svg:x="13.577cm" svg:y="3.204cm" style:legend-expansion="high" chart:style-name="ch3"/>
        <chart:plot-area chart:style-name="ch4" chart:data-source-has-labels="both" svg:x="0.769cm" svg:y="1.452cm" svg:width="12.17cm" svg:height="6.94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3.103cm" svg:y="1.452cm" svg:width="9.77cm" svg:height="6.30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7"/>
          </chart:axis>
          <chart:axis chart:dimension="y" chart:name="primary-y" chart:style-name="ch6">
            <chart:grid chart:style-name="ch7" chart:class="major"/>
          </chart:axis>
          <chart:axis chart:dimension="z" chart:name="primary-z" chart:style-name="ch5"/>
          <chart:series chart:style-name="ch8" chart:values-cell-range-address="local-table.$B$2:.$B$7" chart:label-cell-address="local-table.$B$1" chart:class="chart:bar">
            <chart:data-point chart:repeated="6"/>
          </chart:series>
          <chart:series chart:style-name="ch9" chart:values-cell-range-address="local-table.$C$2:.$C$7" chart:label-cell-address="local-table.$C$1" chart:class="chart:bar">
            <chart:data-point chart:repeated="6"/>
          </chart:series>
          <chart:series chart:style-name="ch10" chart:values-cell-range-address="local-table.$D$2:.$D$7" chart:label-cell-address="local-table.$D$1" chart:class="chart:bar">
            <chart:data-point chart:repeated="6"/>
          </chart:series>
          <chart:series chart:style-name="ch11" chart:values-cell-range-address="local-table.$E$2:.$E$7" chart:label-cell-address="local-table.$E$1" chart:class="chart:bar">
            <chart:data-point chart:repeated="6"/>
          </chart:series>
          <chart:series chart:style-name="ch12" chart:values-cell-range-address="local-table.$F$2:.$F$7" chart:label-cell-address="local-table.$F$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000x1000</text:p>
              </table:table-cell>
              <table:table-cell office:value-type="string">
                <text:p>1000x2000</text:p>
              </table:table-cell>
              <table:table-cell office:value-type="string">
                <text:p>2000x2000</text:p>
              </table:table-cell>
              <table:table-cell office:value-type="string">
                <text:p>2000x4000</text:p>
              </table:table-cell>
              <table:table-cell office:value-type="string">
                <text:p>4000x4000</text:p>
              </table:table-cell>
            </table:table-row>
          </table:table-header-rows>
          <table:table-rows>
            <table:table-row>
              <table:table-cell office:value-type="string">
                <text:p>2nd Gbytes/s</text:p>
              </table:table-cell>
              <table:table-cell office:value-type="float" office:value="8.60215053763441">
                <text:p>8.60215053763441</text:p>
              </table:table-cell>
              <table:table-cell office:value-type="float" office:value="9.39334637964775">
                <text:p>9.39334637964775</text:p>
              </table:table-cell>
              <table:table-cell office:value-type="float" office:value="10.6666666666667">
                <text:p>10.6666666666667</text:p>
              </table:table-cell>
              <table:table-cell office:value-type="float" office:value="10.9464082098062">
                <text:p>10.9464082098062</text:p>
              </table:table-cell>
              <table:table-cell office:value-type="float" office:value="11.2907968244634">
                <text:p>11.2907968244634</text:p>
              </table:table-cell>
            </table:table-row>
            <table:table-row>
              <table:table-cell office:value-type="string">
                <text:p>2nd Gflops/s</text:p>
              </table:table-cell>
              <table:table-cell office:value-type="float" office:value="5.73476702508961">
                <text:p>5.73476702508961</text:p>
              </table:table-cell>
              <table:table-cell office:value-type="float" office:value="6.26223091976517">
                <text:p>6.26223091976517</text:p>
              </table:table-cell>
              <table:table-cell office:value-type="float" office:value="7.11111111111111">
                <text:p>7.11111111111111</text:p>
              </table:table-cell>
              <table:table-cell office:value-type="float" office:value="7.29760547320411">
                <text:p>7.29760547320411</text:p>
              </table:table-cell>
              <table:table-cell office:value-type="float" office:value="7.5271978829756">
                <text:p>7.5271978829756</text:p>
              </table:table-cell>
            </table:table-row>
            <table:table-row>
              <table:table-cell office:value-type="string">
                <text:p>4nd Gbytes/s</text:p>
              </table:table-cell>
              <table:table-cell office:value-type="float" office:value="9.7799511002445">
                <text:p>9.7799511002445</text:p>
              </table:table-cell>
              <table:table-cell office:value-type="float" office:value="10.3492884864166">
                <text:p>10.3492884864166</text:p>
              </table:table-cell>
              <table:table-cell office:value-type="float" office:value="13.4115674769489">
                <text:p>13.4115674769489</text:p>
              </table:table-cell>
              <table:table-cell office:value-type="float" office:value="13.6518771331058">
                <text:p>13.6518771331058</text:p>
              </table:table-cell>
              <table:table-cell office:value-type="float" office:value="13.7427528451793">
                <text:p>13.7427528451793</text:p>
              </table:table-cell>
            </table:table-row>
            <table:table-row>
              <table:table-cell office:value-type="string">
                <text:p>4nd Gflops/s</text:p>
              </table:table-cell>
              <table:table-cell office:value-type="float" office:value="5.8679706601467">
                <text:p>5.8679706601467</text:p>
              </table:table-cell>
              <table:table-cell office:value-type="float" office:value="6.20957309184993">
                <text:p>6.20957309184993</text:p>
              </table:table-cell>
              <table:table-cell office:value-type="float" office:value="8.04694048616932">
                <text:p>8.04694048616932</text:p>
              </table:table-cell>
              <table:table-cell office:value-type="float" office:value="8.19112627986348">
                <text:p>8.19112627986348</text:p>
              </table:table-cell>
              <table:table-cell office:value-type="float" office:value="8.24565170710758">
                <text:p>8.24565170710758</text:p>
              </table:table-cell>
            </table:table-row>
            <table:table-row>
              <table:table-cell office:value-type="string">
                <text:p>8nd Gbytes/s</text:p>
              </table:table-cell>
              <table:table-cell office:value-type="float" office:value="9.79591836734694">
                <text:p>9.79591836734694</text:p>
              </table:table-cell>
              <table:table-cell office:value-type="float" office:value="10.062893081761">
                <text:p>10.062893081761</text:p>
              </table:table-cell>
              <table:table-cell office:value-type="float" office:value="16.9014084507042">
                <text:p>16.9014084507042</text:p>
              </table:table-cell>
              <table:table-cell office:value-type="float" office:value="17.1530673019655">
                <text:p>17.1530673019655</text:p>
              </table:table-cell>
              <table:table-cell office:value-type="float" office:value="20.066190559136">
                <text:p>20.066190559136</text:p>
              </table:table-cell>
            </table:table-row>
            <table:table-row>
              <table:table-cell office:value-type="string">
                <text:p>8nd Gflops/s</text:p>
              </table:table-cell>
              <table:table-cell office:value-type="float" office:value="5.4421768707483">
                <text:p>5.4421768707483</text:p>
              </table:table-cell>
              <table:table-cell office:value-type="float" office:value="5.59049615653389">
                <text:p>5.59049615653389</text:p>
              </table:table-cell>
              <table:table-cell office:value-type="float" office:value="9.38967136150235">
                <text:p>9.38967136150235</text:p>
              </table:table-cell>
              <table:table-cell office:value-type="float" office:value="9.52948183442525">
                <text:p>9.52948183442525</text:p>
              </table:table-cell>
              <table:table-cell office:value-type="float" office:value="11.1478836439645">
                <text:p>11.14788364396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341cm" svg:y="0.315cm" chart:style-name="ch2">
          <text:p>Shared Memory</text:p>
        </chart:title>
        <chart:legend chart:legend-position="end" svg:x="13.577cm" svg:y="3.204cm" style:legend-expansion="high" chart:style-name="ch3"/>
        <chart:plot-area chart:style-name="ch4" chart:data-source-has-labels="both" svg:x="0.769cm" svg:y="1.452cm" svg:width="12.17cm" svg:height="6.94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3.103cm" svg:y="1.452cm" svg:width="9.77cm" svg:height="6.30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7"/>
          </chart:axis>
          <chart:axis chart:dimension="y" chart:name="primary-y" chart:style-name="ch6">
            <chart:grid chart:style-name="ch7" chart:class="major"/>
          </chart:axis>
          <chart:axis chart:dimension="z" chart:name="primary-z" chart:style-name="ch5"/>
          <chart:series chart:style-name="ch8" chart:values-cell-range-address="local-table.$B$2:.$B$7" chart:label-cell-address="local-table.$B$1" chart:class="chart:bar">
            <chart:data-point chart:repeated="6"/>
          </chart:series>
          <chart:series chart:style-name="ch9" chart:values-cell-range-address="local-table.$C$2:.$C$7" chart:label-cell-address="local-table.$C$1" chart:class="chart:bar">
            <chart:data-point chart:repeated="6"/>
          </chart:series>
          <chart:series chart:style-name="ch10" chart:values-cell-range-address="local-table.$D$2:.$D$7" chart:label-cell-address="local-table.$D$1" chart:class="chart:bar">
            <chart:data-point chart:repeated="6"/>
          </chart:series>
          <chart:series chart:style-name="ch11" chart:values-cell-range-address="local-table.$E$2:.$E$7" chart:label-cell-address="local-table.$E$1" chart:class="chart:bar">
            <chart:data-point chart:repeated="6"/>
          </chart:series>
          <chart:series chart:style-name="ch12" chart:values-cell-range-address="local-table.$F$2:.$F$7" chart:label-cell-address="local-table.$F$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000x1000</text:p>
              </table:table-cell>
              <table:table-cell office:value-type="string">
                <text:p>1000x2000</text:p>
              </table:table-cell>
              <table:table-cell office:value-type="string">
                <text:p>2000x2000</text:p>
              </table:table-cell>
              <table:table-cell office:value-type="string">
                <text:p>2000x4000</text:p>
              </table:table-cell>
              <table:table-cell office:value-type="string">
                <text:p>4000x4000</text:p>
              </table:table-cell>
            </table:table-row>
          </table:table-header-rows>
          <table:table-rows>
            <table:table-row>
              <table:table-cell office:value-type="string">
                <text:p>2nd Gbytes/s</text:p>
              </table:table-cell>
              <table:table-cell office:value-type="float" office:value="8.63309352517986">
                <text:p>8.63309352517986</text:p>
              </table:table-cell>
              <table:table-cell office:value-type="float" office:value="10">
                <text:p>10</text:p>
              </table:table-cell>
              <table:table-cell office:value-type="float" office:value="10.4918032786885">
                <text:p>10.4918032786885</text:p>
              </table:table-cell>
              <table:table-cell office:value-type="float" office:value="10.8967082860386">
                <text:p>10.8967082860386</text:p>
              </table:table-cell>
              <table:table-cell office:value-type="float" office:value="11.0123315170634">
                <text:p>11.0123315170634</text:p>
              </table:table-cell>
            </table:table-row>
            <table:table-row>
              <table:table-cell office:value-type="string">
                <text:p>2nd Gflops/s</text:p>
              </table:table-cell>
              <table:table-cell office:value-type="float" office:value="5.75539568345324">
                <text:p>5.75539568345324</text:p>
              </table:table-cell>
              <table:table-cell office:value-type="float" office:value="6.66666666666667">
                <text:p>6.66666666666667</text:p>
              </table:table-cell>
              <table:table-cell office:value-type="float" office:value="6.99453551912568">
                <text:p>6.99453551912568</text:p>
              </table:table-cell>
              <table:table-cell office:value-type="float" office:value="7.2644721906924">
                <text:p>7.2644721906924</text:p>
              </table:table-cell>
              <table:table-cell office:value-type="float" office:value="7.34155434470892">
                <text:p>7.34155434470892</text:p>
              </table:table-cell>
            </table:table-row>
            <table:table-row>
              <table:table-cell office:value-type="string">
                <text:p>4nd Gbytes/s</text:p>
              </table:table-cell>
              <table:table-cell office:value-type="float" office:value="12.3839009287926">
                <text:p>12.3839009287926</text:p>
              </table:table-cell>
              <table:table-cell office:value-type="float" office:value="14.1342756183746">
                <text:p>14.1342756183746</text:p>
              </table:table-cell>
              <table:table-cell office:value-type="float" office:value="15.3698366954851">
                <text:p>15.3698366954851</text:p>
              </table:table-cell>
              <table:table-cell office:value-type="float" office:value="15.4963680387409">
                <text:p>15.4963680387409</text:p>
              </table:table-cell>
              <table:table-cell office:value-type="float" office:value="16.1697827185447">
                <text:p>16.1697827185447</text:p>
              </table:table-cell>
            </table:table-row>
            <table:table-row>
              <table:table-cell office:value-type="string">
                <text:p>4nd Gflops/s</text:p>
              </table:table-cell>
              <table:table-cell office:value-type="float" office:value="7.43034055727554">
                <text:p>7.43034055727554</text:p>
              </table:table-cell>
              <table:table-cell office:value-type="float" office:value="8.48056537102474">
                <text:p>8.48056537102474</text:p>
              </table:table-cell>
              <table:table-cell office:value-type="float" office:value="9.22190201729106">
                <text:p>9.22190201729106</text:p>
              </table:table-cell>
              <table:table-cell office:value-type="float" office:value="9.29782082324455">
                <text:p>9.29782082324455</text:p>
              </table:table-cell>
              <table:table-cell office:value-type="float" office:value="9.70186963112683">
                <text:p>9.70186963112683</text:p>
              </table:table-cell>
            </table:table-row>
            <table:table-row>
              <table:table-cell office:value-type="string">
                <text:p>8nd Gbytes/s</text:p>
              </table:table-cell>
              <table:table-cell office:value-type="float" office:value="20.0557103064067">
                <text:p>20.0557103064067</text:p>
              </table:table-cell>
              <table:table-cell office:value-type="float" office:value="21.3967310549777">
                <text:p>21.3967310549777</text:p>
              </table:table-cell>
              <table:table-cell office:value-type="float" office:value="23.2821341956346">
                <text:p>23.2821341956346</text:p>
              </table:table-cell>
              <table:table-cell office:value-type="float" office:value="23.9103362391034">
                <text:p>23.9103362391034</text:p>
              </table:table-cell>
              <table:table-cell office:value-type="float" office:value="23.9650509673393">
                <text:p>23.9650509673393</text:p>
              </table:table-cell>
            </table:table-row>
            <table:table-row>
              <table:table-cell office:value-type="string">
                <text:p>8nd Gflops/s</text:p>
              </table:table-cell>
              <table:table-cell office:value-type="float" office:value="11.142061281337">
                <text:p>11.142061281337</text:p>
              </table:table-cell>
              <table:table-cell office:value-type="float" office:value="11.8870728083209">
                <text:p>11.8870728083209</text:p>
              </table:table-cell>
              <table:table-cell office:value-type="float" office:value="12.9345189975748">
                <text:p>12.9345189975748</text:p>
              </table:table-cell>
              <table:table-cell office:value-type="float" office:value="13.2835201328352">
                <text:p>13.2835201328352</text:p>
              </table:table-cell>
              <table:table-cell office:value-type="float" office:value="13.3139172040774">
                <text:p>13.313917204077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454cm" svg:y="0.315cm" chart:style-name="ch2">
          <text:p>The ratio of doulbe to float for memory and computaiotn bandwidth (order 4)</text:p>
        </chart:title>
        <chart:legend chart:legend-position="end" svg:x="13.577cm" svg:y="3.204cm" style:legend-expansion="high" chart:style-name="ch3"/>
        <chart:plot-area chart:style-name="ch4" chart:data-source-has-labels="both" svg:x="0.769cm" svg:y="1.452cm" svg:width="12.17cm" svg:height="6.948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5.476cm" svg:y="1.452cm" svg:width="7.364cm" svg:height="6.301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axis chart:dimension="z" chart:name="primary-z" chart:style-name="ch5"/>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series chart:style-name="ch12" chart:values-cell-range-address="local-table.$F$2:.$F$5" chart:label-cell-address="local-table.$F$1"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000x1000</text:p>
              </table:table-cell>
              <table:table-cell office:value-type="string">
                <text:p>1000x2000</text:p>
              </table:table-cell>
              <table:table-cell office:value-type="string">
                <text:p>2000x2000</text:p>
              </table:table-cell>
              <table:table-cell office:value-type="string">
                <text:p>2000x4000</text:p>
              </table:table-cell>
              <table:table-cell office:value-type="string">
                <text:p>4000x4000</text:p>
              </table:table-cell>
            </table:table-row>
          </table:table-header-rows>
          <table:table-rows>
            <table:table-row>
              <table:table-cell office:value-type="string">
                <text:p>D/F (Gbytes/Gbytes) Global</text:p>
              </table:table-cell>
              <table:table-cell office:value-type="float" office:value="1.78993435448578">
                <text:p>1.78993435448578</text:p>
              </table:table-cell>
              <table:table-cell office:value-type="float" office:value="1.78316032295271">
                <text:p>1.78316032295271</text:p>
              </table:table-cell>
              <table:table-cell office:value-type="float" office:value="1.62202583276683">
                <text:p>1.62202583276683</text:p>
              </table:table-cell>
              <table:table-cell office:value-type="float" office:value="1.62046318700311">
                <text:p>1.62046318700311</text:p>
              </table:table-cell>
              <table:table-cell office:value-type="float" office:value="1.64995571302037">
                <text:p>1.64995571302037</text:p>
              </table:table-cell>
            </table:table-row>
            <table:table-row>
              <table:table-cell office:value-type="string">
                <text:p>D/F (Gflops/Gflops) Global</text:p>
              </table:table-cell>
              <table:table-cell office:value-type="float" office:value="0.894967177242888">
                <text:p>0.894967177242888</text:p>
              </table:table-cell>
              <table:table-cell office:value-type="float" office:value="0.891580161476355">
                <text:p>0.891580161476355</text:p>
              </table:table-cell>
              <table:table-cell office:value-type="float" office:value="0.811012916383413">
                <text:p>0.811012916383413</text:p>
              </table:table-cell>
              <table:table-cell office:value-type="float" office:value="0.810231593501555">
                <text:p>0.810231593501555</text:p>
              </table:table-cell>
              <table:table-cell office:value-type="float" office:value="0.824977856510186">
                <text:p>0.824977856510186</text:p>
              </table:table-cell>
            </table:table-row>
            <table:table-row>
              <table:table-cell office:value-type="string">
                <text:p>D/F (Gbytes/Gbytes) Shared</text:p>
              </table:table-cell>
              <table:table-cell office:value-type="float" office:value="1.5566265060241">
                <text:p>1.5566265060241</text:p>
              </table:table-cell>
              <table:table-cell office:value-type="float" office:value="1.45688545688546">
                <text:p>1.45688545688546</text:p>
              </table:table-cell>
              <table:table-cell office:value-type="float" office:value="1.42994505494506">
                <text:p>1.42994505494506</text:p>
              </table:table-cell>
              <table:table-cell office:value-type="float" office:value="1.44658493870403">
                <text:p>1.44658493870403</text:p>
              </table:table-cell>
              <table:table-cell office:value-type="float" office:value="1.39317141851461">
                <text:p>1.39317141851461</text:p>
              </table:table-cell>
            </table:table-row>
            <table:table-row>
              <table:table-cell office:value-type="string">
                <text:p>D/F (Gflops/Gflops) Shared</text:p>
              </table:table-cell>
              <table:table-cell office:value-type="float" office:value="0.778313253012048">
                <text:p>0.778313253012048</text:p>
              </table:table-cell>
              <table:table-cell office:value-type="float" office:value="0.728442728442728">
                <text:p>0.728442728442728</text:p>
              </table:table-cell>
              <table:table-cell office:value-type="float" office:value="0.714972527472528">
                <text:p>0.714972527472528</text:p>
              </table:table-cell>
              <table:table-cell office:value-type="float" office:value="0.723292469352014">
                <text:p>0.723292469352014</text:p>
              </table:table-cell>
              <table:table-cell office:value-type="float" office:value="0.696585709257304">
                <text:p>0.69658570925730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